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
      <text:p text:style-name="Text_20_body">Elara descendió de la carreta con ligereza y una sonrisa confiada. Se despidió de Halven con gratitud y, casi sin darse cuenta, sus pasos la llevaron hacia el bullicio vibrante del mercado. El sol seguía alto, derramando luz dorada sobre los tejados y empapando las calles de un calor suave y agradable. Un aire festivo llenaba Rainbowtown: voces animadas, risas lejanas, el tintineo de monedas y los aromas irresistibles de fruta fresca, especias y pan recién horneado formaban un tapiz delicioso que acariciaba los sentidos.</text:p>
      <text:p text:style-name="Text_20_body">Elara se sentía ligera, feliz, abierta al mundo. La noche anterior había sido dura, pero ahora, gracias a la bondad de Halven y a la belleza del lugar, todo parecía sencillo y lleno de promesas. Caminaba entre los puestos observando cada detalle: los manteles de colores, los cestos rebosantes de verduras, las telas brillantes que ondeaban suavemente, los niños que corrían entre la gente jugando y riendo. Era como un cuadro animado, lleno de vida y armonía.</text:p>
      <text:p text:style-name="Text_20_body">Sus pensamientos, aún frescos tras la conversación en la carreta, seguían interrogando su mente: <text:span text:style-name="Emphasis">¿Es este lugar tan maravilloso como me parece ahora? ¿O lo veré distinto cuando lo conozca mejor?</text:span> Por un instante se permitió no preocuparse por esas preguntas, entregándose al momento.</text:p>
      <text:p text:style-name="Text_20_body">Y entonces, ese aroma: cálido, envolvente, delicioso. Pan recién hecho. Sin pensarlo, Elara siguió el rastro hasta un puesto modesto adornado con cestas de panes dorados y crujientes. Pero la escena que encontró allí rompió bruscamente la magia del momento.</text:p>
      <text:p text:style-name="Text_20_body">Una mujer mayor, de rostro endurecido y gesto torvo, estaba echando a gritos a una niña harapienta. La acusaba de curiosear demasiado cerca de sus productos, de tocar sin permiso, de intentar robar.</text:p>
      <text:p text:style-name="Text_20_body">—¡Fuera de aquí! —rugió la panadera—. ¡Y no te acerques más!</text:p>
      <text:p text:style-name="Text_20_body">La niña, con la cabeza gacha y los ojos asustados, se perdió rápidamente entre la multitud.</text:p>
      <text:p text:style-name="Text_20_body">Elara se quedó inmóvil, con un malestar inesperado. La panadera, tan brusca y cruel, contrastaba terriblemente con la dulzura que impregnaba el aire. La miró de reojo mientras se alejaba, sintiendo un nudo en el estómago. <text:span text:style-name="Emphasis">¿Es este el tipo de gente que vive aquí?</text:span>, se preguntó con inquietud.</text:p>
      <text:p text:style-name="Text_20_body">Intentando recuperar la serenidad, continuó su paseo. Pronto, un nuevo puesto captó su atención. Era una tienda de antigüedades, caótica y fascinante, llena de objetos extraños y tentadores: relojes oxidados, espejos con marcos ornamentados, amuletos, plumas gigantescas, frascos de vidrio con líquidos de colores misteriosos. Un gran cartel proclamaba, con letras doradas: <text:span text:style-name="Emphasis">Objetos mágicos y únicos. Todo original.</text:span></text:p>
      <text:p text:style-name="Text_20_body">El corazón de Elara latió con una mezcla de curiosidad y precaución. Desde lejos, vio al vendedor: un hombre de aspecto inquietante, corpulento, con una sonrisa afilada y ojos pequeños y astutos. Algo en su porte le recordó, de inmediato y con desagrado, a un hombre de su pueblo natal que era conocido por su falsedad y malas artes. Un reflejo casi instintivo la hizo desconfiar.</text:p>
      <text:p text:style-name="Text_20_body">Aun así, la curiosidad fue más fuerte. Se acercó lentamente y se detuvo ante un pequeño espejo de mano, ovalado, con un marco delicado lleno de símbolos desconocidos.</text:p>
      <text:p text:style-name="Text_20_body"><text:soft-page-break/>—Un espejo mágico —dijo el vendedor con voz untuosa, notando su interés—. Refleja la verdad más profunda. Nada puede ocultarse en él.</text:p>
      <text:p text:style-name="Text_20_body">Elara lo sostuvo unos instantes, observando su propio rostro en el cristal. Un escalofrío leve recorrió su espalda, pero antes de que pudiera preguntar algo, la voz airada de un cliente interrumpió abruptamente.</text:p>
      <text:p text:style-name="Text_20_body">—¡Este cacharro que me vendiste no sirve para nada! —gritó un hombre, acercándose furioso—. ¡Dijiste que era auténtico, y es un simple pedazo de basura!</text:p>
      <text:p text:style-name="Text_20_body">La discusión subió de tono rápidamente. El vendedor, ahora hosco, intentaba calmarlo, mientras el cliente agitaba entre sus manos un objeto roto, acusándolo de estafa.</text:p>
      <text:p text:style-name="Text_20_body">Elara se retiró discretamente, sintiendo que sus sospechas se confirmaban. <text:span text:style-name="Emphasis">No hay que fiarse de las apariencias,</text:span> pensó, mientras se alejaba del escándalo.</text:p>
      <text:p text:style-name="Text_20_body">Pero la tranquilidad no duró mucho. Apenas unos metros más allá, entre el bullicio, sintió de pronto un empujón violento. Una mano hábil se deslizó por su bolsa y, antes de que pudiera reaccionar, un joven desaparecía corriendo entre la gente, llevándose su pequeño monedero.</text:p>
      <text:p text:style-name="Text_20_body">—¡Eh! —gritó Elara, pero fue inútil.</text:p>
      <text:p text:style-name="Text_20_body">La frustración y la decepción la envolvieron de golpe. En apenas unos minutos, la imagen perfecta que se había formado de Rainbowtown se había resquebrajado: una panadera cruel, un estafador desvergonzado y ahora un ladrón. La alegría luminosa del comienzo del paseo se había disipado como un espejismo.</text:p>
      <text:p text:style-name="Text_20_body">Caminó, abatida, alejándose del corazón del mercado, buscando algo de calma. Entonces la vio: sentada en un rincón apartado, casi invisible entre dos barriles, la niña expulsada de la panadería sollozaba en silencio.</text:p>
      <text:p text:style-name="Text_20_body">Algo en esa imagen la detuvo. Era como un rayo de sol inesperado que rompía la tormenta. La niña tenía el rostro dulce, enmarcado por rizos oscuros, y un aura de inocencia que la hacía brillar incluso en ese rincón sombrío. Sus ojos, grandes y húmedos, levantaron la mirada cuando Elara se acercó.</text:p>
      <text:p text:style-name="Text_20_body">—¿Por qué lloras? —preguntó Elara, suavemente.</text:p>
      <text:p text:style-name="Text_20_body">La niña la miró unos instantes, como si evaluara si podía confiar en ella, y luego respondió con una voz rota y sincera:</text:p>
      <text:p text:style-name="Text_20_body">—La panadera... me robó el amuleto que mi madre me regaló antes de morir. Era lo único que me quedaba de ella... y ahora lo he perdido.</text:p>
      <text:p text:style-name="Text_20_body">Elara sintió una punzada profunda en el pecho. La tristeza y la pureza que emanaban de la niña despertaban algo muy hondo en su interior.</text:p>
      <text:p text:style-name="Text_20_body">—¿Cómo te llamas? —preguntó.</text:p>
      <text:p text:style-name="Text_20_body">—Omhnistrine —susurró la niña, limpiándose una lágrima con el dorso de la mano.</text:p>
      <text:p text:style-name="Text_20_body">—Yo soy Elara.</text:p>
      <text:p text:style-name="Text_20_body"><text:soft-page-break/>La niña levantó su rostro angelical y la miró con una expresión tan abierta, tan confiada, que era imposible resistirse. Sus ojos brillaban como espejos limpios que reflejaban una fe absoluta, y en ellos Elara vio la chispa de algo verdadero, algo puro que no había encontrado en todo el mercado.</text:p>
      <text:p text:style-name="Text_20_body">—¿Podrás ayudarme a recuperarlo? —preguntó Omhnistrine, depositando en Elara toda su esperanza, como si viera en ella a una heroína capaz de cualquier cosa.</text:p>
      <text:p text:style-name="Text_20_body"/>
      <text:p text:style-name="Text_20_body"/>
      <text:p text:style-name="Text_20_body">Elara sintió un nudo en la garganta. Iba a responder, cuando unas voces, que hasta entonces no había notado, se hicieron oír a su alrededor. Un grupo de personas, que parecía haber estado paseando por allí casualmente, se detuvo a observar la escena.</text:p>
      <text:p text:style-name="Text_20_body">—¿Otra vez esa mujer? —murmuró una anciana, sacudiendo la cabeza con desaprobación—. Siempre ha sido cruel con los niños. No me sorprende nada que le haya hecho eso a la pobre criatura.</text:p>
      <text:p text:style-name="Text_20_body">—Esa panadera debería ser expulsada del mercado —añadió un hombre con sombrero de ala ancha, cruzando los brazos—. Yo mismo la he visto gritar y empujar a los más pequeños cuando se acercan demasiado.</text:p>
      <text:p text:style-name="Text_20_body">—Hace años que la gente del barrio lo sabe, pero nadie hace nada —terció una joven madre que llevaba de la mano a su hijo—. Qué injusticia…</text:p>
      <text:p text:style-name="Text_20_body">Elara miró a cada uno de ellos, sorprendida por esa repentina avalancha de testimonios. Todos parecían sinceros, indignados, confirmando sin dudar la versión de Omhistrine. Era como si hubieran estado esperando el momento para decirlo en voz alta.</text:p>
      <text:p text:style-name="Text_20_body">La niña, con los ojos llenos de lágrimas, bajó la mirada, como si la atención la apenara todavía más.</text:p>
      <text:p text:style-name="Text_20_body">Elara sintió que algo dentro de ella se encendía: un impulso de proteger y reparar esa injusticia que, a esas alturas, le parecía ya fuera de toda duda.</text:p>
      <text:p text:style-name="Text_20_body">Se inclinó suavemente hacia la niña, tocándole el hombro.<text:line-break/></text:p>
      <text:p text:style-name="Text_20_body">Omhistrine levantó la vista, y sus grandes ojos brillaron con una mezcla de esperanza y adoración. La escena se había teñido de un aire casi mágico, y la seguridad que Elara había sentido al principio del día regresó, transformada ahora en un claro propósito.</text:p>
      <text:p text:style-name="Horizontal_20_Lin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03T18:11:02.237000000</meta:creation-date>
    <dc:date>2025-05-04T09:50:42.756000000</dc:date>
    <meta:editing-duration>PT25M7S</meta:editing-duration>
    <meta:editing-cycles>2</meta:editing-cycles>
    <meta:generator>LibreOffice/7.3.5.2$Windows_X86_64 LibreOffice_project/184fe81b8c8c30d8b5082578aee2fed2ea847c01</meta:generator>
    <meta:document-statistic meta:table-count="0" meta:image-count="0" meta:object-count="0" meta:page-count="3" meta:paragraph-count="39" meta:word-count="1276" meta:character-count="7670" meta:non-whitespace-character-count="6438"/>
  </office:meta>
</office:document-meta>
</file>